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236in" style:rel-column-width="15897*"/>
    </style:style>
    <style:style style:name="Table1.B" style:family="table-column">
      <style:table-column-properties style:column-width="1.1285in" style:rel-column-width="11049*"/>
    </style:style>
    <style:style style:name="Table1.C" style:family="table-column">
      <style:table-column-properties style:column-width="3.941in" style:rel-column-width="3858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5021in" style:rel-column-width="14707*"/>
    </style:style>
    <style:style style:name="Table2.B" style:family="table-column">
      <style:table-column-properties style:column-width="1.059in" style:rel-column-width="10369*"/>
    </style:style>
    <style:style style:name="Table2.C" style:family="table-column">
      <style:table-column-properties style:column-width="4.1319in" style:rel-column-width="404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Preformatted_20_Text">
      <style:text-properties fo:color="#000000"/>
    </style:style>
    <style:style style:name="P2" style:family="paragraph" style:parent-style-name="Preformatted_20_Text">
      <style:text-properties fo:color="#000000" style:font-name="DejaVu Sans Mono" fo:font-size="9pt" style:text-underline-style="solid" style:text-underline-type="double" style:text-underline-width="auto" style:text-underline-color="font-color" officeooo:rsid="00079680" officeooo:paragraph-rsid="00079680"/>
    </style:style>
    <style:style style:name="P3" style:family="paragraph" style:parent-style-name="Preformatted_20_Text">
      <style:text-properties fo:color="#000000" officeooo:rsid="000d58fd" officeooo:paragraph-rsid="000d58fd"/>
    </style:style>
    <style:style style:name="P4" style:family="paragraph" style:parent-style-name="Preformatted_20_Text">
      <style:text-properties fo:color="#000000" officeooo:paragraph-rsid="000d58fd"/>
    </style:style>
    <style:style style:name="P5" style:family="paragraph" style:parent-style-name="Preformatted_20_Text">
      <style:text-properties fo:color="#808080" style:font-name="DejaVu Sans Mono" fo:font-size="9pt" fo:font-style="italic" fo:font-weight="normal" officeooo:rsid="000d58fd" officeooo:paragraph-rsid="000d58fd" style:font-weight-asian="normal" style:font-weight-complex="normal"/>
    </style:style>
    <style:style style:name="P6" style:family="paragraph" style:parent-style-name="Preformatted_20_Text">
      <style:paragraph-properties fo:margin-top="0in" fo:margin-bottom="0.1965in" loext:contextual-spacing="false"/>
    </style:style>
    <style:style style:name="P7" style:family="paragraph" style:parent-style-name="Standard">
      <style:text-properties officeooo:rsid="0005ce6a" officeooo:paragraph-rsid="00079680"/>
    </style:style>
    <style:style style:name="P8" style:family="paragraph" style:parent-style-name="Standard">
      <style:text-properties officeooo:rsid="00079680" officeooo:paragraph-rsid="00079680"/>
    </style:style>
    <style:style style:name="P9" style:family="paragraph" style:parent-style-name="Standard">
      <style:text-properties officeooo:rsid="00079680" officeooo:paragraph-rsid="00090669"/>
    </style:style>
    <style:style style:name="P10" style:family="paragraph" style:parent-style-name="Standard">
      <style:text-properties officeooo:rsid="00083bde" officeooo:paragraph-rsid="00083bde"/>
    </style:style>
    <style:style style:name="P11" style:family="paragraph" style:parent-style-name="Standard">
      <style:text-properties officeooo:rsid="00083bde" officeooo:paragraph-rsid="00090669"/>
    </style:style>
    <style:style style:name="P12" style:family="paragraph" style:parent-style-name="Standard">
      <style:text-properties officeooo:rsid="00083bde" officeooo:paragraph-rsid="00079680"/>
    </style:style>
    <style:style style:name="P13" style:family="paragraph" style:parent-style-name="Standard">
      <style:text-properties officeooo:paragraph-rsid="00090669"/>
    </style:style>
    <style:style style:name="P14" style:family="paragraph" style:parent-style-name="Standard">
      <style:text-properties officeooo:rsid="00090c54" officeooo:paragraph-rsid="00090c54"/>
    </style:style>
    <style:style style:name="P15" style:family="paragraph" style:parent-style-name="Standard">
      <style:text-properties officeooo:rsid="000c4a5a" officeooo:paragraph-rsid="000c4a5a"/>
    </style:style>
    <style:style style:name="P16" style:family="paragraph" style:parent-style-name="Standard">
      <style:text-properties officeooo:rsid="000c4a5a" officeooo:paragraph-rsid="00106b99"/>
    </style:style>
    <style:style style:name="P17" style:family="paragraph" style:parent-style-name="Standard">
      <style:text-properties officeooo:paragraph-rsid="00106b99"/>
    </style:style>
    <style:style style:name="P18" style:family="paragraph" style:parent-style-name="Standard">
      <style:text-properties officeooo:paragraph-rsid="001205f7"/>
    </style:style>
    <style:style style:name="P19" style:family="paragraph" style:parent-style-name="Standard">
      <style:text-properties officeooo:paragraph-rsid="00139208"/>
    </style:style>
    <style:style style:name="P20" style:family="paragraph" style:parent-style-name="Standard">
      <style:text-properties officeooo:paragraph-rsid="0015b9a0"/>
    </style:style>
    <style:style style:name="P21" style:family="paragraph" style:parent-style-name="Standard">
      <style:text-properties officeooo:rsid="00090669" officeooo:paragraph-rsid="00090669"/>
    </style:style>
    <style:style style:name="P22" style:family="paragraph" style:parent-style-name="Standard">
      <style:text-properties officeooo:rsid="001205f7" officeooo:paragraph-rsid="001205f7"/>
    </style:style>
    <style:style style:name="P23" style:family="paragraph" style:parent-style-name="Standard">
      <style:text-properties officeooo:rsid="001649d8" officeooo:paragraph-rsid="001649d8"/>
    </style:style>
    <style:style style:name="P24" style:family="paragraph" style:parent-style-name="Table_20_Contents">
      <style:text-properties officeooo:rsid="001649d8" officeooo:paragraph-rsid="001649d8"/>
    </style:style>
    <style:style style:name="P25" style:family="paragraph" style:parent-style-name="Table_20_Contents">
      <style:text-properties officeooo:rsid="001729fd" officeooo:paragraph-rsid="001729fd"/>
    </style:style>
    <style:style style:name="P26" style:family="paragraph" style:parent-style-name="Table_20_Contents">
      <style:text-properties officeooo:rsid="0017a699" officeooo:paragraph-rsid="0017a699"/>
    </style:style>
    <style:style style:name="P27" style:family="paragraph" style:parent-style-name="Table_20_Contents">
      <style:text-properties officeooo:rsid="00196b53" officeooo:paragraph-rsid="00196b53"/>
    </style:style>
    <style:style style:name="P28" style:family="paragraph" style:parent-style-name="Table_20_Contents">
      <style:text-properties officeooo:rsid="001a9901" officeooo:paragraph-rsid="001a9901"/>
    </style:style>
    <style:style style:name="P29" style:family="paragraph" style:parent-style-name="Table_20_Contents">
      <style:text-properties officeooo:rsid="001c043f" officeooo:paragraph-rsid="001d595c"/>
    </style:style>
    <style:style style:name="P30" style:family="paragraph" style:parent-style-name="Table_20_Contents">
      <style:text-properties officeooo:rsid="001c5030" officeooo:paragraph-rsid="001c778c"/>
    </style:style>
    <style:style style:name="P31" style:family="paragraph" style:parent-style-name="Table_20_Contents">
      <style:text-properties officeooo:rsid="001f2054" officeooo:paragraph-rsid="001f2054"/>
    </style:style>
    <style:style style:name="P32" style:family="paragraph" style:parent-style-name="Table_20_Contents">
      <style:text-properties officeooo:rsid="0020defe" officeooo:paragraph-rsid="0020defe"/>
    </style:style>
    <style:style style:name="P33" style:family="paragraph" style:parent-style-name="Table_20_Contents">
      <style:text-properties officeooo:rsid="00222d22" officeooo:paragraph-rsid="00222d22"/>
    </style:style>
    <style:style style:name="P34" style:family="paragraph" style:parent-style-name="Table_20_Contents">
      <style:text-properties officeooo:rsid="00225ec1" officeooo:paragraph-rsid="00225ec1"/>
    </style:style>
    <style:style style:name="P35" style:family="paragraph" style:parent-style-name="Table_20_Contents">
      <style:text-properties officeooo:rsid="0023dce2" officeooo:paragraph-rsid="0023dce2"/>
    </style:style>
    <style:style style:name="P36" style:family="paragraph" style:parent-style-name="Table_20_Contents">
      <style:text-properties officeooo:rsid="002489dc" officeooo:paragraph-rsid="002489dc"/>
    </style:style>
    <style:style style:name="P37" style:family="paragraph" style:parent-style-name="Table_20_Contents">
      <style:text-properties officeooo:rsid="00262c10" officeooo:paragraph-rsid="00262c10"/>
    </style:style>
    <style:style style:name="P38" style:family="paragraph" style:parent-style-name="Table_20_Contents">
      <style:text-properties officeooo:rsid="0028b483" officeooo:paragraph-rsid="0028b483"/>
    </style:style>
    <style:style style:name="P39" style:family="paragraph" style:parent-style-name="Table_20_Contents">
      <style:text-properties style:text-underline-style="none" officeooo:rsid="0028b483" officeooo:paragraph-rsid="0028b483"/>
    </style:style>
    <style:style style:name="P40" style:family="paragraph" style:parent-style-name="Table_20_Contents">
      <style:text-properties officeooo:rsid="002abc60" officeooo:paragraph-rsid="002abc60"/>
    </style:style>
    <style:style style:name="P41" style:family="paragraph" style:parent-style-name="Table_20_Contents">
      <style:text-properties officeooo:rsid="002c8916" officeooo:paragraph-rsid="002d2d31"/>
    </style:style>
    <style:style style:name="P42" style:family="paragraph" style:parent-style-name="Table_20_Contents">
      <style:text-properties officeooo:rsid="00308555" officeooo:paragraph-rsid="00308555"/>
    </style:style>
    <style:style style:name="P43" style:family="paragraph" style:parent-style-name="Table_20_Contents">
      <style:text-properties officeooo:rsid="0030e309" officeooo:paragraph-rsid="0030e309"/>
    </style:style>
    <style:style style:name="P44" style:family="paragraph" style:parent-style-name="Table_20_Contents">
      <style:text-properties officeooo:rsid="003165aa" officeooo:paragraph-rsid="003165aa"/>
    </style:style>
    <style:style style:name="P45" style:family="paragraph" style:parent-style-name="Table_20_Contents">
      <style:text-properties officeooo:rsid="003344a1" officeooo:paragraph-rsid="003344a1"/>
    </style:style>
    <style:style style:name="P46" style:family="paragraph" style:parent-style-name="Table_20_Contents">
      <style:text-properties officeooo:rsid="0033d0d3" officeooo:paragraph-rsid="0033d0d3"/>
    </style:style>
    <style:style style:name="P47" style:family="paragraph" style:parent-style-name="Table_20_Contents">
      <style:text-properties officeooo:rsid="0034a743" officeooo:paragraph-rsid="0034a743"/>
    </style:style>
    <style:style style:name="P48" style:family="paragraph" style:parent-style-name="Table_20_Contents">
      <style:text-properties officeooo:rsid="0034a743" officeooo:paragraph-rsid="0036a187"/>
    </style:style>
    <style:style style:name="P49" style:family="paragraph" style:parent-style-name="Table_20_Contents">
      <style:text-properties officeooo:rsid="0038820c" officeooo:paragraph-rsid="0038820c"/>
    </style:style>
    <style:style style:name="P50" style:family="paragraph" style:parent-style-name="Table_20_Contents">
      <style:text-properties officeooo:rsid="001649d8" officeooo:paragraph-rsid="003ce7f5"/>
    </style:style>
    <style:style style:name="P51" style:family="paragraph" style:parent-style-name="Table_20_Contents">
      <style:text-properties officeooo:paragraph-rsid="003ce7f5"/>
    </style:style>
    <style:style style:name="P52" style:family="paragraph" style:parent-style-name="Table_20_Contents">
      <style:text-properties officeooo:rsid="0017a699" officeooo:paragraph-rsid="003ce7f5"/>
    </style:style>
    <style:style style:name="P53" style:family="paragraph" style:parent-style-name="Table_20_Contents">
      <style:text-properties officeooo:rsid="00196b53" officeooo:paragraph-rsid="003d2ba5"/>
    </style:style>
    <style:style style:name="P54" style:family="paragraph" style:parent-style-name="Table_20_Contents">
      <style:text-properties officeooo:rsid="001c043f" officeooo:paragraph-rsid="003d2ba5"/>
    </style:style>
    <style:style style:name="P55" style:family="paragraph" style:parent-style-name="Table_20_Contents">
      <style:text-properties officeooo:rsid="001f2054" officeooo:paragraph-rsid="003d2ba5"/>
    </style:style>
    <style:style style:name="P56" style:family="paragraph" style:parent-style-name="Table_20_Contents">
      <style:text-properties officeooo:rsid="00225ec1" officeooo:paragraph-rsid="003d2ba5"/>
    </style:style>
    <style:style style:name="P57" style:family="paragraph" style:parent-style-name="Table_20_Contents">
      <style:text-properties officeooo:rsid="0023dce2" officeooo:paragraph-rsid="003d2ba5"/>
    </style:style>
    <style:style style:name="P58" style:family="paragraph" style:parent-style-name="Table_20_Contents">
      <style:text-properties officeooo:rsid="0026ea9a" officeooo:paragraph-rsid="003d2ba5"/>
    </style:style>
    <style:style style:name="P59" style:family="paragraph" style:parent-style-name="Table_20_Contents">
      <style:text-properties officeooo:rsid="002abc60" officeooo:paragraph-rsid="003d2ba5"/>
    </style:style>
    <style:style style:name="P60" style:family="paragraph" style:parent-style-name="Table_20_Contents">
      <style:text-properties officeooo:rsid="0030e309" officeooo:paragraph-rsid="003d2ba5"/>
    </style:style>
    <style:style style:name="P61" style:family="paragraph" style:parent-style-name="Table_20_Contents">
      <style:text-properties officeooo:rsid="00308555" officeooo:paragraph-rsid="003d2ba5"/>
    </style:style>
    <style:style style:name="P62" style:family="paragraph" style:parent-style-name="Table_20_Contents">
      <style:text-properties officeooo:rsid="003344a1" officeooo:paragraph-rsid="003d2ba5"/>
    </style:style>
    <style:style style:name="P63" style:family="paragraph" style:parent-style-name="Table_20_Contents">
      <style:text-properties officeooo:rsid="0033d0d3" officeooo:paragraph-rsid="003d2ba5"/>
    </style:style>
    <style:style style:name="P64" style:family="paragraph" style:parent-style-name="Table_20_Contents">
      <style:text-properties officeooo:rsid="0033d0d3" officeooo:paragraph-rsid="003e942c"/>
    </style:style>
    <style:style style:name="T1" style:family="text">
      <style:text-properties officeooo:rsid="00079680"/>
    </style:style>
    <style:style style:name="T2" style:family="text">
      <style:text-properties officeooo:rsid="00090669"/>
    </style:style>
    <style:style style:name="T3" style:family="text">
      <style:text-properties fo:color="#000000" style:font-name="DejaVu Sans Mono" fo:font-size="9pt"/>
    </style:style>
    <style:style style:name="T4" style:family="text">
      <style:text-properties fo:color="#000000" style:font-name="DejaVu Sans Mono" fo:font-size="9pt" fo:font-weight="bold" officeooo:rsid="0015b9a0" style:font-weight-asian="bold" style:font-weight-complex="bold"/>
    </style:style>
    <style:style style:name="T5" style:family="text">
      <style:text-properties officeooo:rsid="000c4a5a"/>
    </style:style>
    <style:style style:name="T6" style:family="text">
      <style:text-properties fo:color="#000080" fo:font-weight="bold"/>
    </style:style>
    <style:style style:name="T7" style:family="text">
      <style:text-properties fo:color="#000080" style:font-name="DejaVu Sans Mono" fo:font-size="9pt" fo:font-weight="bold"/>
    </style:style>
    <style:style style:name="T8" style:family="text">
      <style:text-properties fo:color="#808080"/>
    </style:style>
    <style:style style:name="T9" style:family="text">
      <style:text-properties fo:color="#808080" style:font-name="DejaVu Sans Mono" fo:font-size="9pt" fo:font-style="italic"/>
    </style:style>
    <style:style style:name="T10" style:family="text">
      <style:text-properties fo:color="#808080" style:font-name="DejaVu Sans Mono" fo:font-size="9pt" fo:font-style="italic" fo:font-weight="normal" style:font-weight-asian="normal" style:font-weight-complex="normal"/>
    </style:style>
    <style:style style:name="T11" style:family="text">
      <style:text-properties fo:color="#808080" style:font-name="DejaVu Sans Mono" fo:font-size="9pt" fo:font-style="italic" fo:font-weight="normal" officeooo:rsid="000d58fd" style:font-weight-asian="normal" style:font-weight-complex="normal"/>
    </style:style>
    <style:style style:name="T12" style:family="text">
      <style:text-properties fo:color="#808080" style:font-name="DejaVu Sans Mono" fo:font-size="9pt" fo:font-style="italic" fo:font-weight="normal" officeooo:rsid="0012989a" style:font-weight-asian="normal" style:font-weight-complex="normal"/>
    </style:style>
    <style:style style:name="T13" style:family="text">
      <style:text-properties fo:color="#808080" style:font-name="DejaVu Sans Mono" fo:font-size="9pt" fo:font-style="italic" fo:font-weight="normal" officeooo:rsid="00139208" style:font-weight-asian="normal" style:font-weight-complex="normal"/>
    </style:style>
    <style:style style:name="T14" style:family="text">
      <style:text-properties style:font-name="DejaVu Sans Mono" fo:font-size="9pt"/>
    </style:style>
    <style:style style:name="T15" style:family="text">
      <style:text-properties fo:color="#008000"/>
    </style:style>
    <style:style style:name="T16" style:family="text">
      <style:text-properties fo:color="#008000" style:font-name="DejaVu Sans Mono" fo:font-size="9pt" fo:font-weight="bold"/>
    </style:style>
    <style:style style:name="T17" style:family="text">
      <style:text-properties fo:color="#008000" style:font-name="DejaVu Sans Mono" fo:font-size="9pt" fo:font-weight="bold" officeooo:rsid="000d58fd"/>
    </style:style>
    <style:style style:name="T18" style:family="text">
      <style:text-properties fo:color="#0000ff"/>
    </style:style>
    <style:style style:name="T19" style:family="text">
      <style:text-properties fo:color="#0000ff" style:font-name="DejaVu Sans Mono" fo:font-size="9pt"/>
    </style:style>
    <style:style style:name="T20" style:family="text">
      <style:text-properties fo:color="#0000ff" style:font-name="DejaVu Sans Mono" fo:font-size="9pt" officeooo:rsid="000e8c90"/>
    </style:style>
    <style:style style:name="T21" style:family="text">
      <style:text-properties fo:color="#0000ff" style:font-name="DejaVu Sans Mono" fo:font-size="9pt" fo:font-weight="bold" officeooo:rsid="0012989a" style:font-weight-asian="bold" style:font-weight-complex="bold"/>
    </style:style>
    <style:style style:name="T22" style:family="text">
      <style:text-properties officeooo:rsid="00106b99"/>
    </style:style>
    <style:style style:name="T23" style:family="text">
      <style:text-properties fo:color="#ff3333" style:font-name="DejaVu Sans Mono" fo:font-size="9pt" fo:font-weight="bold" officeooo:rsid="0012989a"/>
    </style:style>
    <style:style style:name="T24" style:family="text">
      <style:text-properties fo:color="#6666ff" style:font-name="DejaVu Sans Mono" fo:font-size="9pt" fo:font-weight="bold" officeooo:rsid="0012989a"/>
    </style:style>
    <style:style style:name="T25" style:family="text">
      <style:text-properties officeooo:rsid="00196b53"/>
    </style:style>
    <style:style style:name="T26" style:family="text">
      <style:text-properties officeooo:rsid="001c778c"/>
    </style:style>
    <style:style style:name="T27" style:family="text">
      <style:text-properties officeooo:rsid="002489dc"/>
    </style:style>
    <style:style style:name="T28" style:family="text">
      <style:text-properties officeooo:rsid="0026ea9a"/>
    </style:style>
    <style:style style:name="T29" style:family="text">
      <style:text-properties officeooo:rsid="0029c653"/>
    </style:style>
    <style:style style:name="T30" style:family="text">
      <style:text-properties officeooo:rsid="002d2d31"/>
    </style:style>
    <style:style style:name="T31" style:family="text">
      <style:text-properties officeooo:rsid="00356115"/>
    </style:style>
    <style:style style:name="T32" style:family="text">
      <style:text-properties fo:color="#800000"/>
    </style:style>
    <style:style style:name="T33" style:family="text">
      <style:text-properties officeooo:rsid="001649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7. Settings structure</text:p>
      <text:p text:style-name="P7"><text:tab/></text:p>
      <text:p text:style-name="P8"><text:tab/>code 1</text:p>
      <text:p text:style-name="P13">DefaultSettings = {}</text:p>
      <text:p text:style-name="P8">DefaultModel = {}</text:p>
      <text:p text:style-name="P12"># . . . specifying default values</text:p>
      <text:p text:style-name="P9">DefaultSettings[“models”] = []</text:p>
      <text:p text:style-name="P9">DefaultSettings[“models”].append(DefaultModel)</text:p>
      <text:p text:style-name="P10"># <text:span text:style-name="T1">DefaultSetting </text:span>contains settings applicable for the whole experiment</text:p>
      <text:p text:style-name="P11"># Each item in list of DefaultSettings<text:span text:style-name="T1">[“models”] </text:span>contains specific setting for one individual model</text:p>
      <text:p text:style-name="P11"/>
      <text:p text:style-name="P14"># load Setup function from a file</text:p>
      <text:p text:style-name="P21">Settings = Setup(DefaultSettings, DefaultModel)</text:p>
      <text:p text:style-name="P10"/>
      <text:p text:style-name="P11"><text:tab/>Settings is initialized from default values, <text:span text:style-name="T2">build as a python object dictionary as seen in Code \ref[the code above it]. Then a custom Setup function is called which specifies differences from the default settings. This allows for descriptions of new experiments to be relatively small and to reuse already written code. This also allows for very small settings description files specifying either simple problems, while also being able to design complex experiments going into great detail. See Code \ref[code bellow this] for example of a minimal experiment specification.</text:span></text:p>
      <text:p text:style-name="P11"/>
      <text:p text:style-name="P11"><text:tab/><text:span text:style-name="T5">Code [Minimal experiment definition file]</text:span></text:p>
      <text:p text:style-name="P15">Minimal settings experiment definition file specifying a simple experiment with custom dataset and number of epochs.</text:p>
      <text:p text:style-name="P8"/>
      <text:p text:style-name="P2"><text:span text:style-name="T6">def </text:span>Setup(Settings,<text:span text:style-name="T8">DefaultModel</text:span>):</text:p>
      <text:p text:style-name="P1"><text:s text:c="4"/><text:span text:style-name="T9"># minimal_model.py</text:span></text:p>
      <text:p text:style-name="P1"><text:span text:style-name="T8"><text:s text:c="4"/></text:span><text:span text:style-name="T14">Settings[</text:span><text:span text:style-name="T16">"experiment_name"</text:span><text:span text:style-name="T14">] = </text:span><text:span text:style-name="T16">"minimal</text:span><text:span text:style-name="T17">Experiment</text:span><text:span text:style-name="T16">"</text:span></text:p>
      <text:p text:style-name="P3"><text:span text:style-name="T10"><text:tab/># specifies the name of this experiment as wellas folder name where the results <text:tab/>will be stored</text:span><text:span text:style-name="T16"> </text:span></text:p>
      <text:p text:style-name="P4"><text:span text:style-name="T15"><text:s text:c="4"/></text:span><text:span text:style-name="T14">Settings[</text:span><text:span text:style-name="T16">"models"</text:span><text:span text:style-name="T14">][</text:span><text:span text:style-name="T19">0</text:span><text:span text:style-name="T14">][</text:span><text:span text:style-name="T16">"dataset_name"</text:span><text:span text:style-name="T14">] = </text:span><text:span text:style-name="T16">"5556x_reslen</text:span><text:span text:style-name="T17">3</text:span><text:span text:style-name="T16">0_</text:span><text:span text:style-name="T17">640</text:span><text:span text:style-name="T16">px"</text:span></text:p>
      <text:p text:style-name="P5"><text:tab/># specifies the folder name of dataset we want to use</text:p>
      <text:p text:style-name="P1"><text:span text:style-name="T15"><text:s text:c="4"/></text:span><text:span text:style-name="T14">Settings[</text:span><text:span text:style-name="T16">"models"</text:span><text:span text:style-name="T14">][</text:span><text:span text:style-name="T19">0</text:span><text:span text:style-name="T14">][</text:span><text:span text:style-name="T16">"epochs"</text:span><text:span text:style-name="T14">] = </text:span><text:span text:style-name="T19">5</text:span><text:span text:style-name="T20">0</text:span></text:p>
      <text:p text:style-name="P4"><text:span text:style-name="T19"><text:tab/></text:span><text:span text:style-name="T11"># the number of epochs we want to train our model for. Default value is 150</text:span></text:p>
      <text:p text:style-name="P6"><text:span text:style-name="T18"><text:s text:c="4"/></text:span><text:span text:style-name="T7">return </text:span><text:span text:style-name="T3">Settings</text:span></text:p>
      <text:p text:style-name="Preformatted_20_Text"/>
      <text:p text:style-name="P16">Big table follows </text:p>
      <text:p text:style-name="P17"><text:tab/><text:span text:style-name="T22">List of parameters shared throughout the whole experiment</text:span></text:p>
      <text:p text:style-name="P17"><text:tab/><text:span text:style-name="T22">[Settings parameters for the whole experiment]</text:span></text:p>
      <text:p text:style-name="P17"/>
      <text:p text:style-name="P20"><text:span text:style-name="T4">Syntax: </text:span><text:span text:style-name="T3">Settings[</text:span><text:span text:style-name="T23">name_of_parameter</text:span><text:span text:style-name="T3">] = </text:span><text:span text:style-name="T24">default_valu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4">parameter name</text:p>
          </table:table-cell>
          <table:table-cell table:style-name="Table1.A1" office:value-type="string">
            <text:p text:style-name="P24">default value</text:p>
          </table:table-cell>
          <table:table-cell table:style-name="Table1.C1" office:value-type="string">
            <text:p text:style-name="P24">description</text:p>
          </table:table-cell>
        </table:table-row>
        <table:table-row>
          <table:table-cell table:style-name="Table1.A2" office:value-type="string">
            <text:p text:style-name="P51"><text:span text:style-name="T33">experiment</text:span><text:span text:style-name="T32">\</text:span><text:span text:style-name="T33">_name</text:span></text:p>
          </table:table-cell>
          <table:table-cell table:style-name="Table1.A2" office:value-type="string">
            <text:p text:style-name="P24">basic</text:p>
          </table:table-cell>
          <table:table-cell table:style-name="Table1.C2" office:value-type="string">
            <text:p text:style-name="P24">Name of the experiment as well as name of the folder used to store the results in.</text:p>
          </table:table-cell>
        </table:table-row>
        <table:table-row>
          <table:table-cell table:style-name="Table1.A2" office:value-type="string">
            <text:p text:style-name="P50">graph<text:span text:style-name="T32">\</text:span>_histories</text:p>
          </table:table-cell>
          <table:table-cell table:style-name="Table1.A2" office:value-type="string">
            <text:p text:style-name="P24">[‘all’, ‘together’]</text:p>
          </table:table-cell>
          <table:table-cell table:style-name="Table1.C2" office:value-type="string">
            <text:p text:style-name="P25">Accepts values of ‘all’, which produces one graph for each model, ‘together’, which draws graphs of all models into one shared graph. Also accepts lists of numbers, which specify which models we would like to have plotted together. For example [0,2] would plot histories of the first and third model together.</text:p>
          </table:table-cell>
        </table:table-row>
        <table:table-row>
          <table:table-cell table:style-name="Table1.A2" office:value-type="string">
            <text:p text:style-name="P25">interrupt </text:p>
          </table:table-cell>
          <table:table-cell table:style-name="Table1.A2" office:value-type="string">
            <text:p text:style-name="P25">False</text:p>
          </table:table-cell>
          <table:table-cell table:style-name="Table1.C2" office:value-type="string">
            <text:p text:style-name="P25">Internal flag used to interrupt the whole experiment in <text:soft-page-break/>case of error.</text:p>
          </table:table-cell>
        </table:table-row>
        <table:table-row>
          <table:table-cell table:style-name="Table1.A2" office:value-type="string">
            <text:p text:style-name="P52">filename<text:span text:style-name="T32">\</text:span>_features<text:span text:style-name="T32">\</text:span>_train</text:p>
            <text:p text:style-name="P52">filename<text:span text:style-name="T32">\</text:span>_features<text:span text:style-name="T32">\</text:span>_test</text:p>
          </table:table-cell>
          <table:table-cell table:style-name="Table1.A2" office:value-type="string">
            <text:p text:style-name="Table_20_Contents">‘’</text:p>
          </table:table-cell>
          <table:table-cell table:style-name="Table1.C2" office:value-type="string">
            <text:p text:style-name="P26">Internal string flags used to share file paths amongst different parts of code in ModelHandler.</text:p>
          </table:table-cell>
        </table:table-row>
      </table:table>
      <text:p text:style-name="P23"/>
      <text:p text:style-name="P17"/>
      <text:p text:style-name="P22">Second big table follows </text:p>
      <text:p text:style-name="P18"><text:tab/><text:span text:style-name="T22">List of parameters specific to individual models.</text:span></text:p>
      <text:p text:style-name="P18"><text:tab/><text:span text:style-name="T22">[Settings parameters for each individual model]</text:span></text:p>
      <text:p text:style-name="P17"/>
      <text:p text:style-name="P20"><text:span text:style-name="T4">Syntax: </text:span><text:span text:style-name="T3">Settings[</text:span><text:span text:style-name="T16">"models"</text:span><text:span text:style-name="T3">][</text:span><text:span text:style-name="T21">i</text:span><text:span text:style-name="T3">][</text:span><text:span text:style-name="T23">name_of_parameter</text:span><text:span text:style-name="T3">] = </text:span><text:span text:style-name="T24">default_value</text:span></text:p>
      <text:p text:style-name="P19"><text:span text:style-name="T12"># </text:span><text:span text:style-name="T13">Each model from “models” is evaluated during one experiment. This allows us to design experiments comparing efficiency of models with different settings against each other. </text:span></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24">parameter name</text:p>
          </table:table-cell>
          <table:table-cell table:style-name="Table2.A1" office:value-type="string">
            <text:p text:style-name="P24">default value</text:p>
          </table:table-cell>
          <table:table-cell table:style-name="Table2.C1" office:value-type="string">
            <text:p text:style-name="P24">description</text:p>
          </table:table-cell>
        </table:table-row>
        <table:table-row>
          <table:table-cell table:style-name="Table2.A2" table:number-columns-spanned="3" office:value-type="string">
            <text:p text:style-name="P27">Dataset specific</text:p>
          </table:table-cell>
          <table:covered-table-cell/>
          <table:covered-table-cell/>
        </table:table-row>
        <table:table-row>
          <table:table-cell table:style-name="Table2.A3" office:value-type="string">
            <text:p text:style-name="P53">dataset<text:span text:style-name="T32">\</text:span>_pointer</text:p>
          </table:table-cell>
          <table:table-cell table:style-name="Table2.A3" office:value-type="string">
            <text:p text:style-name="Table_20_Contents">-<text:span text:style-name="T25">1</text:span></text:p>
          </table:table-cell>
          <table:table-cell table:style-name="Table2.A2" office:value-type="string">
            <text:p text:style-name="P28">If left at value ‘-1’ we instantiate a new dataset for this model. Otherwise we use the dataset of the indicated different model. For example if the first model has -1, then the second model can have <text:span text:style-name="T25">dataset_pointer </text:span>set to 0 to reuse the same dataset.</text:p>
          </table:table-cell>
        </table:table-row>
        <table:table-row>
          <table:table-cell table:style-name="Table2.A3" office:value-type="string">
            <text:p text:style-name="P54">dataset<text:span text:style-name="T32">\</text:span>_name</text:p>
          </table:table-cell>
          <table:table-cell table:style-name="Table2.A3" office:value-type="string">
            <text:p text:style-name="P31">1200x_markable_299x299</text:p>
          </table:table-cell>
          <table:table-cell table:style-name="Table2.A2" office:value-type="string">
            <text:p text:style-name="P29">States the name of folder we want to use for loading the dataset from (this folder has to contain <text:span text:style-name="T26">SegmentsData</text:span>.dump and a folder ‘images’ with Google Street View images). Downloader can prepare these folders for us.</text:p>
          </table:table-cell>
        </table:table-row>
        <table:table-row>
          <table:table-cell table:style-name="Table2.A3" office:value-type="string">
            <text:p text:style-name="P54">dump<text:span text:style-name="T32">\</text:span>_file<text:span text:style-name="T32">\</text:span>_override</text:p>
          </table:table-cell>
          <table:table-cell table:style-name="Table2.A3" office:value-type="string">
            <text:p text:style-name="Table_20_Contents">‘’</text:p>
          </table:table-cell>
          <table:table-cell table:style-name="Table2.A2" office:value-type="string">
            <text:p text:style-name="P30">Can be used to indicate usage of nonstandard segments file. For example we can keep multiple versions of OSM marked data in different files and access them via this setting <text:span text:style-name="T26">(for example loading file ‘SegmentsData_marked_R100.dump’).</text:span></text:p>
          </table:table-cell>
        </table:table-row>
        <table:table-row>
          <table:table-cell table:style-name="Table2.A3" office:value-type="string">
            <text:p text:style-name="P31">pixels</text:p>
          </table:table-cell>
          <table:table-cell table:style-name="Table2.A3" office:value-type="string">
            <text:p text:style-name="P31">299</text:p>
          </table:table-cell>
          <table:table-cell table:style-name="Table2.A2" office:value-type="string">
            <text:p text:style-name="P31">Pixel dimension indicator of the loaded images (image files have dimension of pixels*pixels*3).</text:p>
          </table:table-cell>
        </table:table-row>
        <table:table-row>
          <table:table-cell table:style-name="Table2.A3" office:value-type="string">
            <text:p text:style-name="P55">number<text:span text:style-name="T32">\</text:span>_of<text:span text:style-name="T32">\</text:span>_images</text:p>
          </table:table-cell>
          <table:table-cell table:style-name="Table2.A3" office:value-type="string">
            <text:p text:style-name="P31">None</text:p>
          </table:table-cell>
          <table:table-cell table:style-name="Table2.A2" office:value-type="string">
            <text:p text:style-name="P32">Indicates if we want to use only a subset of the dataset. When left at None, whole dataset will be used, otherwise a uniform sampling will be used to give us indicated number of images.</text:p>
          </table:table-cell>
        </table:table-row>
        <table:table-row>
          <table:table-cell table:style-name="Table2.A3" office:value-type="string">
            <text:p text:style-name="P33">seed</text:p>
          </table:table-cell>
          <table:table-cell table:style-name="Table2.A3" office:value-type="string">
            <text:p text:style-name="P33">13</text:p>
          </table:table-cell>
          <table:table-cell table:style-name="Table2.A2" office:value-type="string">
            <text:p text:style-name="P33">Seed for maintaining deterministic nature of certain random sampling operations (such as the initial reordering of loaded dataset). This value is important as it guarantees our ability to reuse precomputed feature files.</text:p>
          </table:table-cell>
        </table:table-row>
        <table:table-row>
          <table:table-cell table:style-name="Table2.A3" office:value-type="string">
            <text:p text:style-name="P56">validation<text:span text:style-name="T32">\</text:span>_split</text:p>
          </table:table-cell>
          <table:table-cell table:style-name="Table2.A3" office:value-type="string">
            <text:p text:style-name="P34">0.25</text:p>
          </table:table-cell>
          <table:table-cell table:style-name="Table2.A2" office:value-type="string">
            <text:p text:style-name="P34">Under which fraction we split data in simple (those not guided by k-fold crossvalidation scheme) experiments. <text:span text:style-name="T29">Ranges from 0 to 1. With 0.25 one quarter of data will designated as validation set and the remainder of three-quarters will be the training set.</text:span></text:p>
          </table:table-cell>
        </table:table-row>
        <table:table-row>
          <table:table-cell table:style-name="Table2.A3" office:value-type="string">
            <text:p text:style-name="P57">shuffle<text:span text:style-name="T32">\</text:span>_dataset</text:p>
          </table:table-cell>
          <table:table-cell table:style-name="Table2.A3" office:value-type="string">
            <text:p text:style-name="P35">True</text:p>
          </table:table-cell>
          <table:table-cell table:style-name="Table2.A2" office:value-type="string">
            <text:p text:style-name="P36">Indicator that we want to shuffle our dataset in deterministic manner (using the seed value).</text:p>
          </table:table-cell>
        </table:table-row>
        <table:table-row>
          <table:table-cell table:style-name="Table2.A3" office:value-type="string">
            <text:p text:style-name="P57">shuffle<text:span text:style-name="T32">\</text:span>_dataset<text:span text:style-name="T32">\</text:span>_<text:span text:style-name="T27">me</text:span><text:soft-page-break/><text:span text:style-name="T27">thod</text:span></text:p>
          </table:table-cell>
          <table:table-cell table:style-name="Table2.A3" office:value-type="string">
            <text:p text:style-name="P36">'default-same-<text:soft-page-break/>segment'</text:p>
          </table:table-cell>
          <table:table-cell table:style-name="Table2.A2" office:value-type="string">
            <text:p text:style-name="P37">Shuffling method which maintains the order of images from <text:soft-page-break/>the same segment to be kept together, <text:span text:style-name="T28">which is important not to bring in dualities into our data.</text:span></text:p>
          </table:table-cell>
        </table:table-row>
        <table:table-row>
          <table:table-cell table:style-name="Table2.A3" office:value-type="string">
            <text:p text:style-name="P58">edit<text:span text:style-name="T32">\</text:span>_osm<text:span text:style-name="T32">\</text:span>_vec</text:p>
          </table:table-cell>
          <table:table-cell table:style-name="Table2.A3" office:value-type="string">
            <text:p text:style-name="Table_20_Contents">‘’</text:p>
          </table:table-cell>
          <table:table-cell table:style-name="Table2.A2" office:value-type="string">
            <text:p text:style-name="P38">Additional transformation of the OSM data, accepts 'booleans', which turns all quantitative entries into 0 or 1. Setting 'low-mid-high' turns all entries into three categorical system of low, mid and high depending on percentiles of data distribution in dataset. These three categories are encoded as one-hot vector producing variants: 001, 010 or 100. Note that this effectively triples the length OSM vector.</text:p>
          </table:table-cell>
        </table:table-row>
        <table:table-row>
          <table:table-cell table:style-name="Table2.A2" table:number-columns-spanned="3" office:value-type="string">
            <text:p text:style-name="P39">Model specific</text:p>
          </table:table-cell>
          <table:covered-table-cell/>
          <table:covered-table-cell/>
        </table:table-row>
        <table:table-row>
          <table:table-cell table:style-name="Table2.A3" office:value-type="string">
            <text:p text:style-name="P59">unique<text:span text:style-name="T32">\</text:span>_id</text:p>
          </table:table-cell>
          <table:table-cell table:style-name="Table2.A3" office:value-type="string">
            <text:p text:style-name="Table_20_Contents"/>
          </table:table-cell>
          <table:table-cell table:style-name="Table2.A2" office:value-type="string">
            <text:p text:style-name="P40">Unique name for this model, will be used for plotting graphs and later for identification which plotted history belonged to which model.</text:p>
          </table:table-cell>
        </table:table-row>
        <table:table-row>
          <table:table-cell table:style-name="Table2.A3" office:value-type="string">
            <text:p text:style-name="P60">model<text:span text:style-name="T32">\</text:span>_type</text:p>
          </table:table-cell>
          <table:table-cell table:style-name="Table2.A3" office:value-type="string">
            <text:p text:style-name="P43">'simple_cnn_with_top' or 'img_osm_mix' or 'osm_only'</text:p>
          </table:table-cell>
          <table:table-cell table:style-name="Table2.A2" office:value-type="string">
            <text:p text:style-name="P44">Specifies which model type will we use. Accepted values are: 'simple_cnn_with_top', 'img_osm_mix', 'osm_only'.</text:p>
          </table:table-cell>
        </table:table-row>
        <table:table-row>
          <table:table-cell table:style-name="Table2.A3" office:value-type="string">
            <text:p text:style-name="P59">cnn<text:span text:style-name="T32">\</text:span>_model</text:p>
          </table:table-cell>
          <table:table-cell table:style-name="Table2.A3" office:value-type="string">
            <text:p text:style-name="P40">'resnet50'</text:p>
          </table:table-cell>
          <table:table-cell table:style-name="Table2.A2" office:value-type="string">
            <text:p text:style-name="P41">Which basic CNN model will we use in case of image_only and mixed model. Allowed values are: <text:span text:style-name="T30">vgg16, vgg16, resnet50, inception_v3, xception.</text:span></text:p>
          </table:table-cell>
        </table:table-row>
        <table:table-row>
          <table:table-cell table:style-name="Table2.A3" office:value-type="string">
            <text:p text:style-name="P61">cooking<text:span text:style-name="T32">\</text:span>_method</text:p>
          </table:table-cell>
          <table:table-cell table:style-name="Table2.A3" office:value-type="string">
            <text:p text:style-name="P42">'generators'</text:p>
          </table:table-cell>
          <table:table-cell table:style-name="Table2.A2" office:value-type="string">
            <text:p text:style-name="P42">Internally used flag to indicating which method will we use to generate feature files. 'generators' tends to be less memory demanding, but consumes longer time when compared with the other allowed value 'direct'.</text:p>
          </table:table-cell>
        </table:table-row>
        <table:table-row>
          <table:table-cell table:style-name="Table2.A3" office:value-type="string">
            <text:p text:style-name="P62">top<text:span text:style-name="T32">\</text:span>_repeat<text:span text:style-name="T32">\</text:span>_FC<text:span text:style-name="T32">\</text:span>_block</text:p>
          </table:table-cell>
          <table:table-cell table:style-name="Table2.A3" office:value-type="string">
            <text:p text:style-name="P45">3</text:p>
          </table:table-cell>
          <table:table-cell table:style-name="Table2.A2" office:value-type="string">
            <text:p text:style-name="P45">Specifies depth of classifier in image_only and osm_only models.</text:p>
          </table:table-cell>
        </table:table-row>
        <table:table-row>
          <table:table-cell table:style-name="Table2.A3" office:value-type="string">
            <text:p text:style-name="P62">osm<text:span text:style-name="T32">\</text:span>_manual<text:span text:style-name="T32">\</text:span>_width</text:p>
          </table:table-cell>
          <table:table-cell table:style-name="Table2.A3" office:value-type="string">
            <text:p text:style-name="P45">256</text:p>
          </table:table-cell>
          <table:table-cell table:style-name="Table2.A2" office:value-type="string">
            <text:p text:style-name="P45">Manually setting the width of osm_only model.</text:p>
          </table:table-cell>
        </table:table-row>
        <table:table-row>
          <table:table-cell table:style-name="Table2.A3" office:value-type="string">
            <text:p text:style-name="P63">save<text:span text:style-name="T32">\</text:span>_visualization</text:p>
          </table:table-cell>
          <table:table-cell table:style-name="Table2.A3" office:value-type="string">
            <text:p text:style-name="P46">True</text:p>
          </table:table-cell>
          <table:table-cell table:style-name="Table2.A2" office:value-type="string">
            <text:p text:style-name="P47">Whether we want to plot graphs for this experiment.</text:p>
          </table:table-cell>
        </table:table-row>
        <table:table-row>
          <table:table-cell table:style-name="Table2.A2" table:number-columns-spanned="3" office:value-type="string">
            <text:p text:style-name="P46">Training specific</text:p>
          </table:table-cell>
          <table:covered-table-cell/>
          <table:covered-table-cell/>
        </table:table-row>
        <table:table-row>
          <table:table-cell table:style-name="Table2.A3" office:value-type="string">
            <text:p text:style-name="P46">epochs</text:p>
          </table:table-cell>
          <table:table-cell table:style-name="Table2.A3" office:value-type="string">
            <text:p text:style-name="P46">150</text:p>
          </table:table-cell>
          <table:table-cell table:style-name="Table2.A2" office:value-type="string">
            <text:p text:style-name="P47">Indication of how many epochs we want to spend in training of this model.</text:p>
          </table:table-cell>
        </table:table-row>
        <table:table-row>
          <table:table-cell table:style-name="Table2.A3" office:value-type="string">
            <text:p text:style-name="P46">optimizer</text:p>
          </table:table-cell>
          <table:table-cell table:style-name="Table2.A3" office:value-type="string">
            <text:p text:style-name="P46">'rmsprop'</text:p>
          </table:table-cell>
          <table:table-cell table:style-name="Table2.A2" office:value-type="string">
            <text:p text:style-name="P48">Choice for the Keras optimizer. Suggested values are 'rmsprop' or 'adam', however also accepts the object of <text:span text:style-name="T31">Keras optimizer such as: optimizers.SGD(lr=0.01, decay=1e-6, momentum=0.9, nesterov=True) with its custom settings.</text:span></text:p>
          </table:table-cell>
        </table:table-row>
        <table:table-row>
          <table:table-cell table:style-name="Table2.A3" office:value-type="string">
            <text:p text:style-name="P63">loss<text:span text:style-name="T32">\</text:span>_func</text:p>
          </table:table-cell>
          <table:table-cell table:style-name="Table2.A3" office:value-type="string">
            <text:p text:style-name="P46">'mean_squared_error'</text:p>
          </table:table-cell>
          <table:table-cell table:style-name="Table2.A2" office:value-type="string">
            <text:p text:style-name="P49">Metric used as a loss function during training of this model.</text:p>
          </table:table-cell>
        </table:table-row>
        <table:table-row>
          <table:table-cell table:style-name="Table2.A3" office:value-type="string">
            <text:p text:style-name="P46">metrics</text:p>
          </table:table-cell>
          <table:table-cell table:style-name="Table2.A3" office:value-type="string">
            <text:p text:style-name="P64">['mean<text:span text:style-name="T32">\</text:span>_absolute_error']</text:p>
          </table:table-cell>
          <table:table-cell table:style-name="Table2.A2" office:value-type="string">
            <text:p text:style-name="P49">List of other metrics which we want to also track into history.</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2:38:53.376397482</meta:creation-date>
    <meta:generator>LibreOffice/5.1.6.2$Linux_X86_64 LibreOffice_project/10m0$Build-2</meta:generator>
    <dc:date>2017-06-19T19:06:58.038141780</dc:date>
    <meta:editing-duration>PT1H22S</meta:editing-duration>
    <meta:editing-cycles>50</meta:editing-cycles>
    <meta:document-statistic meta:table-count="2" meta:image-count="0" meta:object-count="0" meta:page-count="3" meta:paragraph-count="117" meta:word-count="982" meta:character-count="6737" meta:non-whitespace-character-count="5834"/>
  </office:meta>
</office:document-meta>
</file>